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f6248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Heading_20_1">
      <style:paragraph-properties fo:break-before="page"/>
      <style:text-properties officeooo:paragraph-rsid="001f6248"/>
    </style:style>
    <style:style style:name="P8" style:family="paragraph" style:parent-style-name="Heading_20_1" style:master-page-name="">
      <loext:graphic-properties draw:fill="none"/>
      <style:paragraph-properties fo:margin-left="0.0201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f6248"/>
    </style:style>
    <style:style style:name="P12" style:family="paragraph" style:parent-style-name="Text_20_body">
      <style:paragraph-properties fo:margin-top="0in" fo:margin-bottom="0.0598in" style:contextual-spacing="false"/>
      <style:text-properties officeooo:paragraph-rsid="001f6248"/>
    </style:style>
    <style:style style:name="P13" style:family="paragraph" style:parent-style-name="Text_20_body">
      <style:paragraph-properties fo:margin-top="0in" fo:margin-bottom="0.1in" style:contextual-spacing="false"/>
      <style:text-properties officeooo:paragraph-rsid="001f6248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624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2559. Count Vowel Strings in Ranges</text:h>
      <text:p text:style-name="P3">You are given a <text:span text:style-name="Strong_20_Emphasis"><text:span text:style-name="T1">0-indexed</text:span></text:span> array of strings <text:span text:style-name="Source_20_Text"><text:span text:style-name="T2">words</text:span></text:span> and a 2D array of integers <text:span text:style-name="Source_20_Text"><text:span text:style-name="T2">queries</text:span></text:span>.</text:p>
      <text:p text:style-name="P3">Each query <text:span text:style-name="Source_20_Text"><text:span text:style-name="T2">queries[i] = [l</text:span></text:span><text:span text:style-name="Source_20_Text"><text:span text:style-name="T1">i</text:span></text:span><text:span text:style-name="Source_20_Text"><text:span text:style-name="T2">, r</text:span></text:span><text:span text:style-name="Source_20_Text"><text:span text:style-name="T1">i</text:span></text:span><text:span text:style-name="Source_20_Text"><text:span text:style-name="T2">]</text:span></text:span> asks us to find the number of strings present in the range <text:span text:style-name="Source_20_Text"><text:span text:style-name="T2">l</text:span></text:span><text:span text:style-name="Source_20_Text"><text:span text:style-name="T1">i</text:span></text:span> to <text:span text:style-name="Source_20_Text"><text:span text:style-name="T2">r</text:span></text:span><text:span text:style-name="Source_20_Text"><text:span text:style-name="T1">i</text:span></text:span> (both <text:span text:style-name="Strong_20_Emphasis"><text:span text:style-name="T1">inclusive</text:span></text:span>) of <text:span text:style-name="Source_20_Text"><text:span text:style-name="T2">words</text:span></text:span> that start and end with a vowel.</text:p>
      <text:p text:style-name="P3">Return <text:span text:style-name="Emphasis"><text:span text:style-name="T1">an array </text:span></text:span><text:span text:style-name="Source_20_Text"><text:span text:style-name="T2">ans</text:span></text:span><text:span text:style-name="Emphasis"><text:span text:style-name="T1"> of size </text:span></text:span><text:span text:style-name="Source_20_Text"><text:span text:style-name="T2">queries.length</text:span></text:span><text:span text:style-name="Emphasis"><text:span text:style-name="T1">, where </text:span></text:span><text:span text:style-name="Source_20_Text"><text:span text:style-name="T2">ans[i]</text:span></text:span><text:span text:style-name="Emphasis"><text:span text:style-name="T1"> is the answer to the </text:span></text:span><text:span text:style-name="Source_20_Text"><text:span text:style-name="T2">i</text:span></text:span><text:span text:style-name="T1">th</text:span><text:span text:style-name="Emphasis"><text:span text:style-name="T1"> query</text:span></text:span>.</text:p>
      <text:p text:style-name="P3"><text:span text:style-name="Strong_20_Emphasis"><text:span text:style-name="T1">Note</text:span></text:span> that the vowel letters are <text:span text:style-name="Source_20_Text"><text:span text:style-name="T2">'a'</text:span></text:span>, <text:span text:style-name="Source_20_Text"><text:span text:style-name="T2">'e'</text:span></text:span>, <text:span text:style-name="Source_20_Text"><text:span text:style-name="T2">'i'</text:span></text:span>, <text:span text:style-name="Source_20_Text"><text:span text:style-name="T2">'o'</text:span></text:span>, and <text:span text:style-name="Source_20_Text"><text:span text:style-name="T2">'u'</text:span></text:span>.</text:p>
      <text:p text:style-name="P3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words = ["aba","bcb","ece","aa","e"], queries = [[0,2],[1,4],[1,1]]</text:p>
      <text:p text:style-name="P2"><text:span text:style-name="Strong_20_Emphasis"><text:span text:style-name="T1">Output:</text:span></text:span> [2,3,0]</text:p>
      <text:p text:style-name="P2"><text:span text:style-name="Strong_20_Emphasis"><text:span text:style-name="T1">Explanation:</text:span></text:span> The strings starting and ending with a vowel are "aba", "ece", "aa" and "e".</text:p>
      <text:p text:style-name="P6">The answer to the query [0,2] is 2 (strings "aba" and "ece").</text:p>
      <text:p text:style-name="P6">to query [1,4] is 3 (strings "ece", "aa", "e").</text:p>
      <text:p text:style-name="P6">to query [1,1] is 0.</text:p>
      <text:p text:style-name="P5">We return [2,3,0]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words = ["a","e","i"], queries = [[0,2],[0,1],[2,2]]</text:p>
      <text:p text:style-name="P2"><text:span text:style-name="Strong_20_Emphasis"><text:span text:style-name="T1">Output:</text:span></text:span> [3,2,1]</text:p>
      <text:p text:style-name="P4"><text:span text:style-name="Strong_20_Emphasis"><text:span text:style-name="T1">Explanation:</text:span></text:span> Every string satisfies the conditions, so we return [3,2,1].</text:p>
      <text:p text:style-name="P3"> </text:p>
      <text:p text:style-name="P3"><text:span text:style-name="Strong_20_Emphasis"><text:span text:style-name="T1">Constraints:</text:span></text:span></text:p>
      <text:list text:style-name="L1">
        <text:list-item>
          <text:p text:style-name="P9"><text:span text:style-name="Source_20_Text"><text:span text:style-name="T2">1 &lt;= words.length &lt;= </text:span></text:span><text:span text:style-name="Source_20_Text"><text:span text:style-name="T2"><draw:frame draw:style-name="fr1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9"><text:span text:style-name="Source_20_Text"><text:span text:style-name="T2">1 &lt;= words[i].length &lt;= 40</text:span></text:span></text:p>
        </text:list-item>
        <text:list-item>
          <text:p text:style-name="P9"><text:span text:style-name="Source_20_Text"><text:span text:style-name="T2">words[i]</text:span></text:span> consists only of lowercase English letters.</text:p>
        </text:list-item>
        <text:list-item>
          <text:p text:style-name="P9"><text:span text:style-name="Source_20_Text"><text:span text:style-name="T2">sum(words[i].length) &lt;= 3 * </text:span></text:span><text:span text:style-name="Source_20_Text"><text:span text:style-name="T2"><draw:frame draw:style-name="fr1" draw:name="Object2" text:anchor-type="as-char" svg:y="-0.2161in" svg:width="0.4154in" svg:height="0.261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  <text:list-item>
          <text:p text:style-name="P9"><text:span text:style-name="Source_20_Text"><text:span text:style-name="T2">1 &lt;= queries.length &lt;= </text:span></text:span><text:span text:style-name="Source_20_Text"><text:span text:style-name="T2"><draw:frame draw:style-name="fr1" draw:name="Object3" text:anchor-type="as-char" svg:y="-0.2161in" svg:width="0.4154in" svg:height="0.261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  </text:list-item>
        <text:list-item>
          <text:p text:style-name="P10"><text:span text:style-name="Source_20_Text"><text:span text:style-name="T2">0 &lt;= l</text:span></text:span><text:span text:style-name="Source_20_Text"><text:span text:style-name="T1">i</text:span></text:span><text:span text:style-name="Source_20_Text"><text:span text:style-name="T2"> &lt;= r</text:span></text:span><text:span text:style-name="Source_20_Text"><text:span text:style-name="T1">i</text:span></text:span><text:span text:style-name="Source_20_Text"><text:span text:style-name="T2"> &lt; words.length</text:span></text:span></text:p>
        </text:list-item>
      </text:list>
      <text:p text:style-name="Text_20_body"/>
      <text:h text:style-name="P7" text:outline-level="1">2559. Count Vowel Strings in Ranges</text:h>
      <text:p text:style-name="P1">/*</text:p>
      <text:p text:style-name="P1"><text:s text:c="4"/><text:span text:style-name="T3">Prefix sum</text:span></text:p>
      <text:p text:style-name="P1"><text:s text:c="4"/>Time complexity: O(n+q)</text:p>
      <text:p text:style-name="P1"><text:s text:c="4"/>Space complexity: O(n)</text:p>
      <text:p text:style-name="P1"><text:s text:c="4"/><text:span text:style-name="T4">n: # words</text:span></text:p>
      <text:p text:style-name="P1"><text:s text:c="4"/><text:span text:style-name="T4">q: #queries</text:span></text:p>
      <text:p text:style-name="P1">*/</text:p>
      <text:p text:style-name="P1">class Solution{</text:p>
      <text:p text:style-name="P1"><text:s text:c="4"/>public:</text:p>
      <text:p text:style-name="P12"><text:s text:c="8"/>std::vector&lt;int&gt; vowelStrings(std::vector&lt;std::string&gt;&amp; words, std::vector&lt;std::vector&lt;int&gt;&gt;&amp; queries){</text:p>
      <text:p text:style-name="P1"><text:s text:c="12"/>auto is_vowel=[&amp;](char c)-&gt;bool{</text:p>
      <text:p text:style-name="P1"><text:s text:c="16"/>return c=='a' || c=='e' || c=='i' || c=='o' || c=='u';</text:p>
      <text:p text:style-name="P13"><text:s text:c="12"/>};</text:p>
      <text:p text:style-name="P1"><text:s text:c="12"/>auto is_vowel_stack_over_flow=[&amp;](char c)-&gt;bool{</text:p>
      <text:p text:style-name="P1"><text:s text:c="16"/>return (0x208222&gt;&gt;(c&amp;0x1f))&amp;1;</text:p>
      <text:p text:style-name="P1"><text:s text:c="12"/>};</text:p>
      <text:p text:style-name="P1"/>
      <text:p text:style-name="P1"><text:s text:c="12"/>int n=words.size();</text:p>
      <text:p text:style-name="P1"/>
      <text:p text:style-name="P1"><text:s text:c="12"/>std::vector&lt;int&gt; prefix_vowels(n+1,0);</text:p>
      <text:p text:style-name="P1"><text:s text:c="12"/>for(int i=1;i&lt;=n;++i){</text:p>
      <text:p text:style-name="P1"><text:s text:c="16"/>int len=words[i-1].size();</text:p>
      <text:p text:style-name="P1"><text:s text:c="16"/>char c1=words[i-1][0];</text:p>
      <text:p text:style-name="P1"><text:s text:c="16"/>char c2=words[i-1][len-1];</text:p>
      <text:p text:style-name="P1"><text:s text:c="16"/>prefix_vowels[i]=prefix_vowels[i-1]+int(is_vowel(c1) &amp;&amp; is_vowel(c2));</text:p>
      <text:p text:style-name="P1"><text:s text:c="12"/>}</text:p>
      <text:p text:style-name="P1"/>
      <text:p text:style-name="P1"><text:s text:c="12"/>std::vector&lt;int&gt; ans;</text:p>
      <text:p text:style-name="P1"><text:s text:c="12"/>for(auto&amp; q: queries){</text:p>
      <text:p text:style-name="P1"><text:s text:c="16"/>int l=q[0];</text:p>
      <text:p text:style-name="P1"><text:s text:c="16"/>int r=q[1];</text:p>
      <text:p text:style-name="P1"><text:s text:c="16"/>ans.push_back(prefix_vowels[r+1]-prefix_vowels[l]);</text:p>
      <text:p text:style-name="P1"><text:s text:c="12"/>}</text:p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9:11:54.389758910</meta:creation-date>
    <dc:date>2025-01-02T09:20:54.788047313</dc:date>
    <meta:editing-duration>PT2M51S</meta:editing-duration>
    <meta:editing-cycles>2</meta:editing-cycles>
    <meta:generator>LibreOffice/24.2.7.2$Linux_X86_64 LibreOffice_project/420$Build-2</meta:generator>
    <meta:document-statistic meta:table-count="0" meta:image-count="0" meta:object-count="3" meta:page-count="2" meta:paragraph-count="61" meta:word-count="277" meta:character-count="2210" meta:non-whitespace-character-count="1664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2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3/content.xml><?xml version="1.0" encoding="utf-8"?>
<math xmlns="http://www.w3.org/1998/Math/MathML" display="block">
  <semantics>
    <msup>
      <mn>10</mn>
      <mn>5</mn>
    </msup>
    <annotation encoding="StarMath 5.0">10^5</annotation>
  </semantics>
</math>
</file>